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7"/>
          <table:table-cell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6" office:value-type="string">
            <text:p>Implement remaining game sounds. <text:s/></text:p>
            <text:p><text:span text:style-name="T4"/></text:p>
          </table:table-cell>
          <table:table-cell table:style-name="ce6" office:value-type="string">
            <text:p>Music and Voice settings from the settings menu bug, are not affecting volume.</text:p>
            <text:p><text:span text:style-name="T4"/>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ce10" office:value-type="string">
            <text:p>Gender icon with with outlines.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Implement button to cycle between facts / distribution / scales. </text:p>
          </table:table-cell>
          <table:table-cell table:style-name="ce6" office:value-type="string">
            <text:p>After entering info page and then going into the game bug. <text:s/>Prevent pressing back in game now returns player to the info page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New lioness roar.</text:p>
          </table:table-cell>
          <table:table-cell table:style-name="ce10" office:value-type="string">
            <text:p>Lower volume of card shuffle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"Info Scale Texture" and "Info Distribution Texture" to card defs for antelopes.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Default"/>
          <table:table-cell table:style-name="ce6" office:value-type="string">
            <text:p>Voice a tutorial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BI logo to start of app after it says made by unity.(C:\Hunter\Work\CardMatchingGame\Assets\Resources\UI\RhizomeSplashLogo.tga)</text:p>
          </table:table-cell>
          <table:table-cell table:style-name="ce7" office:value-type="string">
            <text:p>Have a setting to turn on color blind mode.</text:p>
          </table:table-cell>
          <table:table-cell table:style-name="Default"/>
          <table:table-cell table:style-name="ce7" office:value-type="string">
            <text:p>New antelope voices? <text:s/>Currently just modulated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New info menu that scrolls like a Mac album slider, while being able to see all antelope at one time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ce3"/>
          <table:table-cell table:style-name="ce8" office:value-type="string">
            <text:p>Bug where antelope runs from back of card, difficult to reproduce..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3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8" office:value-type="string">
            <text:p>Set randomize script to choose either the male only or female only of any antelope per match. <text:s/>Alternativel, may be fine to instead display the gender icon with each antelope(Awaiting KB choice)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Add setting for enabling an in game timer. <text:s/>Possibly alternative to losing.(Awaiting KB choice.)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Either1): Set lioness as an option in settings menu and default to off, or 2) lioness cards do not cause auto lose. <text:s/>each lioness revealed counts as a miss. <text:s/>(Awaiting KB choice.)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33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10/01/2018</text:date>, <text:time>19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7H6M14S</meta:editing-duration>
    <meta:editing-cycles>78</meta:editing-cycles>
    <meta:generator>OpenOffice/4.1.5$Win32 OpenOffice.org_project/415m1$Build-9789</meta:generator>
    <dc:date>2018-10-01T19:03:36.99</dc:date>
    <dc:creator>Matt Hunter</dc:cre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